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0238" officeooo:paragraph-rsid="0006abc9" style:font-weight-asian="bold" style:font-weight-complex="bold"/>
    </style:style>
    <style:style style:name="P2" style:family="paragraph" style:parent-style-name="Standard">
      <style:text-properties fo:font-weight="bold" officeooo:rsid="0006abc9" officeooo:paragraph-rsid="0006abc9" style:font-weight-asian="bold" style:font-weight-complex="bold"/>
    </style:style>
    <style:style style:name="P3" style:family="paragraph" style:parent-style-name="Standard">
      <style:text-properties fo:font-weight="bold" officeooo:rsid="0012d009" officeooo:paragraph-rsid="0006abc9" style:font-weight-asian="bold" style:font-weight-complex="bold"/>
    </style:style>
    <style:style style:name="P4" style:family="paragraph" style:parent-style-name="Standard">
      <style:text-properties fo:font-weight="bold" officeooo:rsid="0006c109" officeooo:paragraph-rsid="0006c109" style:font-weight-asian="bold" style:font-weight-complex="bold"/>
    </style:style>
    <style:style style:name="P5" style:family="paragraph" style:parent-style-name="Standard">
      <style:text-properties fo:font-weight="bold" officeooo:rsid="0006c109" officeooo:paragraph-rsid="0008b57b" style:font-weight-asian="bold" style:font-weight-complex="bold"/>
    </style:style>
    <style:style style:name="P6" style:family="paragraph" style:parent-style-name="Standard">
      <style:text-properties fo:font-weight="bold" officeooo:rsid="000547d9" officeooo:paragraph-rsid="000d8aea" style:font-weight-asian="bold" style:font-weight-complex="bold"/>
    </style:style>
    <style:style style:name="P7" style:family="paragraph" style:parent-style-name="Standard">
      <style:text-properties fo:font-weight="bold" officeooo:rsid="000fbff9" officeooo:paragraph-rsid="000d8aea" style:font-weight-asian="bold" style:font-weight-complex="bold"/>
    </style:style>
    <style:style style:name="P8" style:family="paragraph" style:parent-style-name="Standard">
      <style:text-properties officeooo:rsid="0004fbc4" officeooo:paragraph-rsid="0006abc9"/>
    </style:style>
    <style:style style:name="P9" style:family="paragraph" style:parent-style-name="Standard">
      <style:text-properties officeooo:rsid="0007c95d" officeooo:paragraph-rsid="0006abc9"/>
    </style:style>
    <style:style style:name="P10" style:family="paragraph" style:parent-style-name="Standard">
      <style:text-properties officeooo:paragraph-rsid="0006ab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009" style:font-weight-asian="normal" style:font-weight-complex="normal"/>
    </style:style>
    <style:style style:name="T3" style:family="text">
      <style:text-properties fo:font-weight="normal" officeooo:rsid="001372e4" style:font-weight-asian="normal" style:font-weight-complex="normal"/>
    </style:style>
    <style:style style:name="T4" style:family="text">
      <style:text-properties fo:font-weight="normal" officeooo:rsid="0012e279" style:font-weight-asian="normal" style:font-weight-complex="normal"/>
    </style:style>
    <style:style style:name="T5" style:family="text">
      <style:text-properties fo:font-weight="normal" officeooo:rsid="0014bb88" style:font-weight-asian="normal" style:font-weight-complex="normal"/>
    </style:style>
    <style:style style:name="T6" style:family="text">
      <style:text-properties fo:font-weight="normal" officeooo:rsid="0015b1e7" style:font-weight-asian="normal" style:font-weight-complex="normal"/>
    </style:style>
    <style:style style:name="T7" style:family="text">
      <style:text-properties fo:font-weight="normal" officeooo:rsid="0006abc9" style:font-weight-asian="normal" style:font-weight-complex="normal"/>
    </style:style>
    <style:style style:name="T8" style:family="text">
      <style:text-properties fo:font-weight="normal" officeooo:rsid="0014d133" style:font-weight-asian="normal" style:font-weight-complex="normal"/>
    </style:style>
    <style:style style:name="T9" style:family="text">
      <style:text-properties fo:font-weight="normal" officeooo:rsid="0009afc3" style:font-weight-asian="normal" style:font-weight-complex="normal"/>
    </style:style>
    <style:style style:name="T10" style:family="text">
      <style:text-properties fo:font-weight="normal" officeooo:rsid="000aecf2" style:font-weight-asian="normal" style:font-weight-complex="normal"/>
    </style:style>
    <style:style style:name="T11" style:family="text">
      <style:text-properties fo:font-weight="normal" officeooo:rsid="000c4319" style:font-weight-asian="normal" style:font-weight-complex="normal"/>
    </style:style>
    <style:style style:name="T12" style:family="text">
      <style:text-properties fo:font-weight="normal" officeooo:rsid="000c8f11" style:font-weight-asian="normal" style:font-weight-complex="normal"/>
    </style:style>
    <style:style style:name="T13" style:family="text">
      <style:text-properties fo:font-weight="normal" officeooo:rsid="000ce392" style:font-weight-asian="normal" style:font-weight-complex="normal"/>
    </style:style>
    <style:style style:name="T14" style:family="text">
      <style:text-properties fo:font-weight="normal" officeooo:rsid="00099dea" style:font-weight-asian="normal" style:font-weight-complex="normal"/>
    </style:style>
    <style:style style:name="T15" style:family="text">
      <style:text-properties fo:font-weight="normal" officeooo:rsid="000d8aea" style:font-weight-asian="normal" style:font-weight-complex="normal"/>
    </style:style>
    <style:style style:name="T16" style:family="text">
      <style:text-properties officeooo:rsid="0007c95d"/>
    </style:style>
    <style:style style:name="T17" style:family="text">
      <style:text-properties officeooo:rsid="00109e8b"/>
    </style:style>
    <style:style style:name="T18" style:family="text">
      <style:text-properties officeooo:rsid="0012d009"/>
    </style:style>
    <style:style style:name="T19" style:family="text">
      <style:text-properties officeooo:rsid="0006abc9"/>
    </style:style>
    <style:style style:name="T20" style:family="text">
      <style:text-properties officeooo:rsid="0012e279"/>
    </style:style>
    <style:style style:name="T21" style:family="text">
      <style:text-properties officeooo:rsid="0014d133"/>
    </style:style>
    <style:style style:name="T22" style:family="text">
      <style:text-properties fo:font-weight="bold" officeooo:rsid="0006abc9" style:font-weight-asian="bold" style:font-weight-complex="bold"/>
    </style:style>
    <style:style style:name="T23" style:family="text">
      <style:text-properties officeooo:rsid="0015b1e7"/>
    </style:style>
    <style:style style:name="T24" style:family="text">
      <style:text-properties officeooo:rsid="0008b57b"/>
    </style:style>
    <style:style style:name="T25" style:family="text">
      <style:text-properties officeooo:rsid="0008dd18"/>
    </style:style>
    <style:style style:name="T26" style:family="text">
      <style:text-properties officeooo:rsid="0009afc3"/>
    </style:style>
    <style:style style:name="T27" style:family="text">
      <style:text-properties officeooo:rsid="000d8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lder: <text:span text:style-name="T16">View</text:span></text:p>
      <text:p text:style-name="P9">Package: <text:span text:style-name="T25">c</text:span>om.mds.app.view</text:p>
      <text:p text:style-name="P8">Class: <text:span text:style-name="T17">Lista</text:span>.java</text:p>
      <text:p text:style-name="P8"/>
      <text:p text:style-name="P1">Package:</text:p>
      <text:p text:style-name="P1"><text:tab/><text:span text:style-name="T18">com.mds.app.view: </text:span><text:span text:style-name="T2">Package containing all the views elements from the application.</text:span></text:p>
      <text:p text:style-name="P1"><text:span text:style-name="T2"/></text:p>
      <text:p text:style-name="P2">Imports: </text:p>
      <text:p text:style-name="P1"><text:tab/><text:span text:style-name="T18">android.app.Activity: </text:span><text:span text:style-name="T3">A single thing that the user can do. It basically creates a window where you can place your UI with other elements.</text:span> </text:p>
      <text:p text:style-name="P3"><text:tab/>android.<text:span text:style-name="T20">content.Intent: </text:span><text:span text:style-name="T3">Intent is a messaging object you can use to request an action from another app component. It facilitates the communication between components.</text:span></text:p>
      <text:p text:style-name="P3"><text:span text:style-name="T3"><text:tab/></text:span><text:span text:style-name="T20">android.os.Bundle: </text:span><text:span text:style-name="T3">A mapping from String values to various Parcelable types.</text:span></text:p>
      <text:p text:style-name="P3"><text:span text:style-name="T3"><text:tab/></text:span><text:span text:style-name="T20">android.util.Log:</text:span><text:span text:style-name="T4"> </text:span><text:span text:style-name="T3">Basically a Log.</text:span></text:p>
      <text:p text:style-name="P3"><text:span text:style-name="T3"><text:tab/></text:span><text:span text:style-name="T20">android.view.Menu: </text:span><text:span text:style-name="T5">Interface for managing the items in a menu.</text:span></text:p>
      <text:p text:style-name="P3"><text:span text:style-name="T5"><text:tab/></text:span><text:span text:style-name="T20">android.view.View:</text:span><text:span text:style-name="T4"> </text:span><text:span text:style-name="T6">Represents the basic building block for UI components.</text:span></text:p>
      <text:p text:style-name="P3"><text:span text:style-name="T23"><text:tab/>android.widget.AdapterView: </text:span><text:span text:style-name="T10">Is a view whose children are determined by an Adapter.</text:span></text:p>
      <text:p text:style-name="P3"><text:span text:style-name="T19"><text:tab/>android.widget.ListView: </text:span><text:span text:style-name="T10">Shows items in a vertically scrolling list. </text:span></text:p>
      <text:p text:style-name="P3"><text:span text:style-name="T6"><text:tab/></text:span><text:span text:style-name="T20">android.widget.Toast:</text:span><text:span text:style-name="T4"> </text:span><text:span text:style-name="T6">A view containing a quick little message for the user.</text:span></text:p>
      <text:p text:style-name="P3"><text:span text:style-name="T3"><text:tab/></text:span><text:span text:style-name="T21">com.mds.app.R:</text:span><text:span text:style-name="T8"> R class from Android. Auto-generated and NEVER modify anything from this class.</text:span></text:p>
      <text:p text:style-name="P3"><text:span text:style-name="T21"><text:tab/>com.mds.app.controller.ListaController:</text:span><text:span text:style-name="T8"> </text:span><text:span text:style-name="T9">Controller responsible to generate and return a list of projects or auto-complete informations about any project.</text:span></text:p>
      <text:p text:style-name="P3"><text:span text:style-name="T19"><text:tab/>com.mds.app.util.StableArrayAdapter:</text:span><text:span text:style-name="T7"> </text:span><text:span text:style-name="T9">This class is responsible to prepare and generate a list of elements to any activity or view.</text:span></text:p>
      <text:p text:style-name="P3"><text:span text:style-name="T7"/></text:p>
      <text:p text:style-name="P4">Class:</text:p>
      <text:p text:style-name="P4"><text:tab/>Lista:<text:span text:style-name="T1"> </text:span><text:span text:style-name="T11">Shows a list of projects or information about any project.</text:span></text:p>
      <text:p text:style-name="P4"><text:span text:style-name="T1"/></text:p>
      <text:p text:style-name="P4">Variables:</text:p>
      <text:p text:style-name="P4"><text:tab/>ListaController <text:span text:style-name="T26">l</text:span>istaController: <text:span text:style-name="T10">An instance from ListaController object.</text:span></text:p>
      <text:p text:style-name="P4"><text:tab/>ArrayList&lt;String&gt; stringProjetos: <text:span text:style-name="T11">Receives informations about all the projects managed by ListaController. It receives informations like name, number and author.</text:span></text:p>
      <text:p text:style-name="P5"><text:tab/>Bundle savedInstanceState: <text:span text:style-name="T8">A bundle is a mapping from String values, in this case saving some instance states.</text:span></text:p>
      <text:p text:style-name="P4"><text:tab/>ListView listView: <text:span text:style-name="T11">Basically a list of elements.</text:span></text:p>
      <text:p text:style-name="P4"><text:tab/>StableArrayAdapter adapter: <text:span text:style-name="T11">It prepares the elements into a list to be shown by listView.</text:span></text:p>
      <text:p text:style-name="P4"><text:tab/>android.R.layout.simple_list_item_1: <text:span text:style-name="T11">An list layout pre-determined by Android library. It is not defined into our layout folder as the layouts created by us.</text:span></text:p>
      <text:p text:style-name="P4"><text:tab/>AdapterView&lt;?&gt; parent: <text:span text:style-name="T11">Represents the AdapterView that it is the parent from this one(that it is showing the click/activity)</text:span></text:p>
      <text:p text:style-name="P4"><text:tab/>View view: <text:span text:style-name="T11">Just a view.</text:span></text:p>
      <text:p text:style-name="P4"><text:tab/>int position: <text:span text:style-name="T12">Represents the position from any project.</text:span></text:p>
      <text:p text:style-name="P4"><text:tab/>long id: <text:span text:style-name="T12">Not used.</text:span></text:p>
      <text:p text:style-name="P4"><text:tab/>Intent i: <text:span text:style-name="T12">Places the communication between Lista and Perfil classes for a new activity</text:span></text:p>
      <text:p text:style-name="P4"><text:tab/><text:span text:style-name="T24">Menu menu: </text:span><text:span text:style-name="T12">Basically a menu</text:span></text:p>
      <text:p text:style-name="P4"><text:tab/>R.menu.main: <text:span text:style-name="T12">Definition of the menu</text:span></text:p>
      <text:p text:style-name="P4"><text:tab/>message: <text:span text:style-name="T13">Any message to be shown</text:span></text:p>
      <text:p text:style-name="P4"><text:tab/>Toast.LENGTH_LONG: <text:span text:style-name="T13">The length from the message</text:span></text:p>
      <text:p text:style-name="P4"><text:tab/><text:span text:style-name="T24">CharSequence message: </text:span><text:span text:style-name="T13">The message that should be shown</text:span></text:p>
      <text:p text:style-name="P4"/>
      <text:p text:style-name="P4">Methods:</text:p>
      <text:p text:style-name="P6"><text:soft-page-break/><text:tab/>onCreate(Bundle savedInstanceState): <text:span text:style-name="T14">default method from Android, similar to before method from JUnit it basically prepare the application. </text:span><text:span text:style-name="T8">It's here where you initialize your activity.</text:span></text:p>
      <text:p text:style-name="P5"><text:tab/><text:span text:style-name="T24">Log.i(“LISTA”, stringProjetos.toString()): </text:span><text:span text:style-name="T15">Basically a log function. In this case it sends the list with the projects to the log file.</text:span></text:p>
      <text:p text:style-name="P5"><text:tab/><text:span text:style-name="T24">onItemClick(AdapterView&lt;?&gt; parent, View view, int position, long id): </text:span><text:span text:style-name="T15">When this item is clicked we start this flow.</text:span></text:p>
      <text:p text:style-name="P5"><text:tab/><text:span text:style-name="T24">run(): </text:span><text:span text:style-name="T15">Nothing special, just start the flow defined inside the onItemClick() and is shown when the user clicks.</text:span></text:p>
      <text:p text:style-name="P7"><text:span text:style-name="T27">o</text:span>nCreateOptionsMenu(Menu menu): <text:span text:style-name="T1">Inflate the menu, this adds items to the action bar if it is present.</text:span></text:p>
      <text:p text:style-name="P4"><text:tab/><text:span text:style-name="T24">longToast(CharSequence message): </text:span><text:span text:style-name="T15">It shows the Toast message.</text:span></text:p>
      <text:p text:style-name="P10"><text:span text:style-name="T2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1:54:14.467900000</meta:creation-date>
    <dc:date>2014-04-11T11:23:32.967469000</dc:date>
    <meta:editing-duration>PT18H24M58S</meta:editing-duration>
    <meta:editing-cycles>6</meta:editing-cycles>
    <meta:generator>LibreOffice/4.2.2.1$MacOSX_X86_64 LibreOffice_project/3be8cda0bddd8e430d8cda1ebfd581265cca5a0f</meta:generator>
    <meta:document-statistic meta:table-count="0" meta:image-count="0" meta:object-count="0" meta:page-count="2" meta:paragraph-count="45" meta:word-count="455" meta:character-count="3274" meta:non-whitespace-character-count="2824"/>
  </office:meta>
</office:document-meta>
</file>